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4B0000003513C64B1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666666" draw:fill-image-name="background" draw:fill-image-width="0cm" draw:fill-image-height="0cm"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Author">
      <style:graphic-properties fo:min-width="4.617cm"/>
    </style:style>
    <style:style style:name="gr2" style:family="graphic" style:parent-style-name="text">
      <style:graphic-properties fo:min-height="0.628cm" fo:min-width="5.85cm"/>
    </style:style>
    <style:style style:name="gr3" style:family="graphic" style:parent-style-name="Presentation_20_Title">
      <style:graphic-properties fo:min-width="23.83cm"/>
    </style:style>
    <style:style style:name="gr4" style:family="graphic">
      <style:graphic-properties style:protect="size"/>
    </style:style>
    <style:style style:name="gr5" style:family="graphic" style:parent-style-name="License_20_Info">
      <style:graphic-properties fo:min-height="0.853cm" fo:min-width="25.89cm"/>
    </style:style>
    <style:style style:name="gr6" style:family="graphic" style:parent-style-name="Email_20_address">
      <style:graphic-properties fo:min-width="18.215cm"/>
    </style:style>
    <style:style style:name="gr7" style:family="graphic" style:parent-style-name="text">
      <style:graphic-properties fo:min-height="1.02cm" fo:min-width="5.489cm"/>
    </style:style>
    <style:style style:name="pr1" style:family="presentation" style:parent-style-name="unbranded-designninja-presentation-template-subtitle">
      <style:graphic-properties draw:fill-color="#ffffff" fo:min-height="1.27cm"/>
    </style:style>
    <style:style style:name="pr2" style:family="presentation" style:parent-style-name="unbranded-designninja-presentation-template-notes">
      <style:graphic-properties draw:fill-color="#ffffff" draw:auto-grow-height="true" fo:min-height="12.573cm"/>
    </style:style>
    <style:style style:name="pr3" style:family="presentation" style:parent-style-name="unbranded-designninja-presentation-template-title">
      <style:graphic-properties draw:auto-grow-height="true" fo:min-height="2.54cm"/>
    </style:style>
    <style:style style:name="pr4" style:family="presentation" style:parent-style-name="unbranded-designninja-presentation-template-outline1" style:list-style-name="L3">
      <style:graphic-properties fo:min-height="15.837cm"/>
    </style:style>
    <style:style style:name="pr5" style:family="presentation" style:parent-style-name="Default-title">
      <style:graphic-properties draw:auto-grow-height="true" fo:min-height="3.176cm" fo:min-width="24.699cm"/>
    </style:style>
    <style:style style:name="pr6" style:family="presentation" style:parent-style-name="Default-subtitle">
      <style:graphic-properties draw:fill-color="#ffffff" fo:min-height="1.27cm"/>
    </style:style>
    <style:style style:name="pr7" style:family="presentation" style:parent-style-name="Default-notes">
      <style:graphic-properties draw:fill-color="#ffffff" draw:auto-grow-height="true" fo:min-height="12.573cm" fo:min-width="16.771cm"/>
    </style:style>
    <style:style style:name="pr8" style:family="presentation" style:parent-style-name="unbranded-designninja-presentation-template-title">
      <style:graphic-properties draw:auto-grow-height="true" fo:min-height="2.306cm" fo:min-width="24.699cm"/>
    </style:style>
    <style:style style:name="pr9" style:family="presentation" style:parent-style-name="unbranded-designninja-presentation-template-outline1">
      <style:graphic-properties fo:min-height="13.861cm" fo:min-width="24.699cm"/>
    </style:style>
    <style:style style:name="pr10" style:family="presentation" style:parent-style-name="unbranded-designninja-presentation-template-notes">
      <style:graphic-properties draw:fill-color="#ffffff" draw:auto-grow-height="true" fo:min-height="12.573cm" fo:min-width="16.771cm"/>
    </style:style>
    <style:style style:name="pr11" style:family="presentation" style:parent-style-name="Default-title">
      <style:graphic-properties draw:auto-grow-height="true" fo:min-height="10.327cm" fo:min-width="24.699cm"/>
    </style:style>
    <style:style style:name="pr12" style:family="presentation" style:parent-style-name="Default-title">
      <style:graphic-properties draw:auto-grow-height="true" fo:min-height="12.944cm" fo:min-width="24.699cm"/>
    </style:style>
    <style:style style:name="pr13" style:family="presentation" style:parent-style-name="unbranded-designninja-presentation-template-title">
      <style:graphic-properties fo:min-width="24.699cm"/>
    </style:style>
    <style:style style:name="pr14" style:family="presentation" style:parent-style-name="unbranded-designninja-presentation-template-outline1">
      <style:graphic-properties fo:min-height="13.61cm" fo:min-width="24.699cm"/>
    </style:style>
    <style:style style:name="pr15" style:family="presentation" style:parent-style-name="unbranded-designninja-presentation-template-notes">
      <style:graphic-properties draw:fill-color="#ffffff" fo:min-height="12.322cm" fo:min-width="16.771cm"/>
    </style:style>
    <style:style style:name="pr16" style:family="presentation" style:parent-style-name="Default-title">
      <style:graphic-properties fo:min-width="26.17cm"/>
    </style:style>
    <style:style style:name="pr17" style:family="presentation" style:parent-style-name="Default-notes">
      <style:graphic-properties draw:fill-color="#ffffff" draw:auto-grow-height="true" fo:min-height="12.573cm"/>
    </style:style>
    <style:style style:name="P1" style:family="paragraph">
      <style:paragraph-properties fo:text-align="end"/>
    </style:style>
    <style:style style:name="P2" style:family="paragraph">
      <style:paragraph-properties fo:text-align="end"/>
      <style:text-properties fo:color="#83caff" fo:font-size="40pt" style:font-size-asian="40pt" style:font-size-complex="40pt"/>
    </style:style>
    <style:style style:name="P3" style:family="paragraph">
      <style:text-properties fo:font-size="36pt" style:font-size-asian="36pt" style:font-size-complex="36pt"/>
    </style:style>
    <style:style style:name="P4" style:family="paragraph">
      <style:text-properties fo:color="#83caff" fo:font-size="28pt" style:font-size-asian="28pt" style:font-size-complex="28pt"/>
    </style:style>
    <style:style style:name="P5" style:family="paragraph">
      <style:text-properties fo:font-size="66pt" style:font-size-asian="66pt" style:font-size-complex="66pt"/>
    </style:style>
    <style:style style:name="P6" style:family="paragraph">
      <style:text-properties fo:font-size="14pt" style:font-size-asian="14pt" style:font-size-complex="14pt"/>
    </style:style>
    <style:style style:name="P7" style:family="paragraph">
      <style:text-properties fo:font-weight="normal" style:font-weight-asian="normal" style:font-weight-complex="normal"/>
    </style:style>
    <style:style style:name="P8" style:family="paragraph">
      <style:paragraph-properties fo:text-align="end"/>
      <style:text-properties fo:color="#83caff" fo:font-size="32pt" style:font-size-asian="32pt" style:font-size-complex="32pt"/>
    </style:style>
    <style:style style:name="P9" style:family="paragraph">
      <style:text-properties fo:font-size="40pt" style:font-size-asian="40pt" style:font-size-complex="40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0pt"/>
    </style:style>
    <style:style style:name="P12" style:family="paragraph">
      <style:paragraph-properties fo:text-align="start"/>
      <style:text-properties fo:font-size="22pt" style:font-size-asian="22pt" style:font-size-complex="22pt"/>
    </style:style>
    <style:style style:name="P13" style:family="paragraph">
      <style:paragraph-properties fo:text-align="start"/>
      <style:text-properties fo:font-family="'DejaVu Sans Mono'" style:font-family-generic="modern" style:font-pitch="fixed" fo:font-size="22pt" fo:font-weight="normal" style:font-size-asian="22pt" style:font-weight-asian="normal" style:font-size-complex="22pt" style:font-weight-complex="normal"/>
    </style:style>
    <style:style style:name="P14" style:family="paragraph">
      <style:paragraph-properties fo:text-align="start"/>
      <style:text-properties fo:font-size="18pt" style:font-size-asian="18pt" style:font-size-complex="18pt"/>
    </style:style>
    <style:style style:name="P15" style:family="paragraph">
      <style:paragraph-properties fo:text-align="start"/>
      <style:text-properties fo:font-family="'DejaVu Sans Mono'" style:font-family-generic="modern" style:font-pitch="fixed" fo:font-size="18pt" fo:font-weight="normal" style:font-size-asian="18pt" style:font-weight-asian="normal" style:font-size-complex="18pt" style:font-weight-complex="normal"/>
    </style:style>
    <style:style style:name="P16" style:family="paragraph">
      <style:paragraph-properties fo:text-align="start"/>
      <style:text-properties fo:font-size="20pt" style:font-size-asian="20pt" style:font-size-complex="20pt"/>
    </style:style>
    <style:style style:name="P17" style:family="paragraph">
      <style:paragraph-properties fo:text-align="start"/>
      <style:text-properties fo:font-family="'DejaVu Sans Mono'" style:font-family-generic="modern" style:font-pitch="fixed" fo:font-size="20pt" fo:font-weight="normal" style:font-size-asian="20pt" style:font-weight-asian="normal" style:font-size-complex="20pt" style:font-weight-complex="normal"/>
    </style:style>
    <style:style style:name="P18" style:family="paragraph">
      <style:paragraph-properties fo:text-align="start"/>
    </style:style>
    <style:style style:name="P19" style:family="paragraph">
      <style:paragraph-properties fo:text-align="start"/>
      <style:text-properties fo:font-family="'DejaVu Sans Mono'" style:font-family-generic="modern" style:font-pitch="fixed" fo:font-size="16pt" fo:font-weight="normal" style:font-size-asian="16pt" style:font-weight-asian="normal" style:font-size-complex="16pt" style:font-weight-complex="normal"/>
    </style:style>
    <style:style style:name="P20" style:family="paragraph">
      <style:text-properties fo:font-size="16pt" style:font-size-asian="16pt" style:font-size-complex="16pt"/>
    </style:style>
    <style:style style:name="P21" style:family="paragraph">
      <style:paragraph-properties fo:text-align="end"/>
      <style:text-properties fo:font-size="32pt"/>
    </style:style>
    <style:style style:name="P22" style:family="paragraph">
      <style:text-properties fo:font-size="32pt" fo:font-weight="normal" style:font-size-asian="32pt" style:font-weight-asian="normal" style:font-size-complex="32pt" style:font-weight-complex="normal"/>
    </style:style>
    <style:style style:name="P23" style:family="paragraph">
      <style:paragraph-properties fo:text-align="start"/>
      <style:text-properties fo:font-family="Comfortaa" style:font-pitch="variable" fo:font-size="32pt" fo:font-weight="normal" style:font-size-asian="32pt" style:font-weight-asian="normal" style:font-size-complex="32pt" style:font-weight-complex="normal"/>
    </style:style>
    <style:style style:name="T1" style:family="text">
      <style:text-properties fo:color="#83caff" fo:font-size="40pt" style:font-size-asian="40pt" style:font-size-complex="40pt"/>
    </style:style>
    <style:style style:name="T2" style:family="text">
      <style:text-properties fo:font-size="36pt" style:font-size-asian="36pt" style:font-size-complex="36pt"/>
    </style:style>
    <style:style style:name="T3" style:family="text">
      <style:text-properties fo:color="#83caff" fo:font-size="28pt" style:font-size-asian="28pt" style:font-size-complex="28pt"/>
    </style:style>
    <style:style style:name="T4" style:family="text">
      <style:text-properties style:font-size-asian="14pt" style:font-size-complex="14pt"/>
    </style:style>
    <style:style style:name="T5" style:family="text">
      <style:text-properties fo:font-family="Comfortaa" style:font-pitch="variable" fo:font-size="66pt" style:font-size-asian="66pt" style:font-size-complex="66pt"/>
    </style:style>
    <style:style style:name="T6" style:family="text">
      <style:text-properties fo:font-size="14pt" style:font-size-asian="14pt" style:font-size-complex="14pt"/>
    </style:style>
    <style:style style:name="T7" style:family="text">
      <style:text-properties fo:font-family="Cantarell" style:font-pitch="variable" fo:font-weight="normal" style:font-weight-asian="normal" style:font-weight-complex="normal"/>
    </style:style>
    <style:style style:name="T8" style:family="text">
      <style:text-properties fo:font-family="'Droid Sans'" style:font-family-generic="swiss" style:font-pitch="variabl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83caff" fo:font-size="32pt" style:font-size-asian="32pt" style:font-size-complex="32pt"/>
    </style:style>
    <style:style style:name="T11" style:family="text">
      <style:text-properties fo:font-size="40pt" fo:font-weight="normal" style:font-size-asian="40pt" style:font-weight-asian="normal" style:font-size-complex="40pt" style:font-weight-complex="normal"/>
    </style:style>
    <style:style style:name="T12" style:family="text">
      <style:text-properties fo:font-family="'DejaVu Sans Mono'" style:font-family-generic="modern" style:font-pitch="fixed" fo:font-size="22pt" fo:font-weight="normal" style:font-size-asian="22pt" style:font-weight-asian="normal" style:font-size-complex="22pt" style:font-weight-complex="normal"/>
    </style:style>
    <style:style style:name="T13"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14"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15" style:family="text">
      <style:text-properties fo:font-family="'DejaVu Sans Mono'" style:font-family-generic="modern" style:font-pitch="fixed" fo:font-size="16pt" fo:font-weight="normal" style:font-size-asian="16pt" style:font-weight-asian="normal" style:font-size-complex="16pt" style:font-weight-complex="normal"/>
    </style:style>
    <style:style style:name="T16" style:family="text">
      <style:text-properties fo:font-size="16pt" style:font-size-asian="16pt" style:font-size-complex="16pt"/>
    </style:style>
    <style:style style:name="T17" style:family="text">
      <style:text-properties fo:font-size="32pt" fo:font-weight="normal" style:font-size-asian="32pt" style:font-weight-asian="normal" style:font-size-complex="32pt" style:font-weight-complex="normal"/>
    </style:style>
    <style:style style:name="T18" style:family="text">
      <style:text-properties fo:font-size="72pt" style:font-size-asian="72pt" style:font-size-complex="72pt"/>
    </style:style>
    <style:style style:name="T19" style:family="text">
      <style:text-properties fo:font-size="88pt" style:font-size-asian="88pt" style:font-size-complex="88pt"/>
    </style:style>
    <style:style style:name="T20" style:family="text">
      <style:text-properties fo:font-family="'Droid Sans'" style:font-family-generic="swiss" style:font-pitch="variable" fo:font-size="14pt" style:font-size-asian="14pt" style:font-size-complex="14pt"/>
    </style:style>
    <style:style style:name="T21" style:family="text">
      <style:text-properties fo:color="#ffffff" fo:font-family="Comfortaa" style:font-pitch="variable" fo:font-size="32pt" fo:font-weight="normal" style:font-size-asian="32pt" style:font-weight-asian="normal" style:font-size-complex="32pt" style:font-weight-complex="normal"/>
    </style:style>
    <style:style style:name="T22" style:family="text">
      <style:text-properties fo:color="#83caff"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eeff0" fo:font-size="100%"/>
      </text:list-level-style-number>
      <text:list-level-style-number text:level="2" style:num-suffix="." style:num-format="1">
        <style:list-level-properties text:space-before="1.5cm" text:min-label-width="0.9cm"/>
        <style:text-properties fo:color="#eeeff0" fo:font-size="100%"/>
      </text:list-level-style-number>
      <text:list-level-style-number text:level="3" style:num-suffix="." style:num-format="1">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4">
      <text:list-level-style-number text:level="1" style:num-suffix="." style:num-format="1">
        <style:list-level-properties text:space-before="0.3cm" text:min-label-width="0.9cm"/>
        <style:text-properties fo:color="#eeeff0" fo:font-size="100%"/>
      </text:list-level-style-number>
      <text:list-level-style-number text:level="2" style:num-suffix="." style:num-format="a">
        <style:list-level-properties text:space-before="1.5cm" text:min-label-width="0.9cm"/>
        <style:text-properties fo:color="#eeeff0" fo:font-size="100%"/>
      </text:list-level-style-number>
      <text:list-level-style-number text:level="3" style:num-suffix="." style:num-format="i">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5">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office:automatic-styles>
  <office:body>
    <office:presentation>
      <draw:page draw:name="page1" draw:style-name="dp1" draw:master-page-name="unbranded-designninja-presentation-template" presentation:presentation-page-layout-name="AL1T32">
        <office:forms form:automatic-focus="false" form:apply-design-mode="false"/>
        <draw:frame presentation:style-name="pr1" draw:text-style-name="P2" draw:layer="layout" svg:width="22.789cm" svg:height="1.576cm" svg:x="2.316cm" svg:y="10.154cm" presentation:class="subtitle" presentation:user-transformed="true">
          <draw:text-box>
            <text:p text:style-name="P1"><text:span text:style-name="T1"><text:s/></text:span><text:span text:style-name="T1">The making-of</text:span></text:p>
          </draw:text-box>
        </draw:frame>
        <draw:frame draw:style-name="gr1" draw:text-style-name="P3" draw:layer="layout" svg:width="11.742cm" svg:height="1.673cm" svg:x="5.667cm" svg:y="14.33cm">
          <draw:text-box>
            <text:p><text:span text:style-name="T2">Jean Daniel Browne</text:span></text:p>
          </draw:text-box>
        </draw:frame>
        <draw:frame draw:style-name="gr2" draw:text-style-name="P4" draw:layer="layout" svg:width="6.35cm" svg:height="1.352cm" svg:x="5.18cm" svg:y="13.308cm">
          <draw:text-box>
            <text:p><text:span text:style-name="T3">Presented by</text:span></text:p>
          </draw:text-box>
        </draw:frame>
        <draw:frame draw:style-name="License_20_Info" draw:layer="layout" svg:width="5.047cm" svg:height="1.411cm" svg:x="22.436cm" svg:y="19.385cm">
          <draw:text-box>
            <text:p text:style-name="P1"><text:span text:style-name="T4">Creative Commons</text:span></text:p>
            <text:p/>
          </draw:text-box>
        </draw:frame>
        <draw:frame draw:style-name="gr3" draw:text-style-name="P5" draw:layer="layout" svg:width="24.33cm" svg:height="2.855cm" svg:x="1.245cm" svg:y="7.194cm">
          <draw:text-box>
            <text:p><text:span text:style-name="T5">Push Email in Twisted</text:span></text:p>
          </draw:text-box>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text-style-name="P6" draw:layer="layout" svg:width="17.271cm" svg:height="13.321cm" svg:x="2.159cm" svg:y="13.271cm" presentation:class="notes" presentation:user-transformed="true">
            <draw:text-box>
              <text:p text:style-name="P6"><text:span text:style-name="T6">Intro a la programmation avec Twisted a travers l'exemple de l'extension du module IMAP.</text:span></text:p>
              <text:p text:style-name="P6"><text:span text:style-name="T6"/></text:p>
              <text:p text:style-name="P6"><text:span text:style-name="T6">Un framework reseau qui offre un model mental pour representer des requets et des reponses reseau. Twisted offre les memes representations pour des protocoles de de transfert de fichier, d'email, de chat, pour les services de nom de domaines ou l'echange de donnees entre serveurs. D'une certaine maniere, Twisted offre une traduction entre un diagramme de sequence de message et un modele objet. </text:span></text:p>
              <text:p text:style-name="P6"><text:span text:style-name="T6"/></text:p>
              <text:p text:style-name="P6"><text:span text:style-name="T6">La fonction de Push email a pas mal d'avantage sur le poll. Le poll induit une latence entre chaque requetes, et conduit a un engorgement sur le serveur parce que dans le pire des cas, les requetes regulieres, aussi nombreuses pour chaque intervalle de temps, ne servent a rien dans la majorite des cas, ou aucun nouveau email n'est dispo. A contrario, Le push email genere des messages seulement quand il y a en a besoin (ce qui est super pour le serveur) et immediatement (ce qui sert a l'utilisateur).</text:span></text:p>
              <text:p text:style-name="P6"><text:span text:style-name="T6"/></text:p>
              <text:p text:style-name="P6"><text:span text:style-name="T6">Bref au bout du compte, cette extension permet au geek de trouver les meilleurs logements a Paris. De la maniere dont fonctionne PAP et seloger.com. Les premieres secondes apres l'alerte email sont primordiales pour obtenir le premier un rendez vous. Si l'on recoit de maniere flexible et pratique la notification, on appel le premier.</text:span></text:p>
              <text:p text:style-name="P6"><text:span text:style-name="T6"/></text:p>
            </draw:text-box>
          </draw:frame>
        </presentation:notes>
      </draw:page>
      <draw:page draw:name="page2" draw:style-name="dp3" draw:master-page-name="unbranded-designninja-presentation-template" presentation:presentation-page-layout-name="AL2T1">
        <office:forms form:automatic-focus="false" form:apply-design-mode="false"/>
        <draw:frame presentation:style-name="pr3" draw:layer="layout" svg:width="22.525cm" svg:height="2.54cm" svg:x="1.605cm" svg:y="1.705cm" presentation:class="title" presentation:user-transformed="true">
          <draw:text-box>
            <text:p>Plan</text:p>
          </draw:text-box>
        </draw:frame>
        <draw:frame presentation:style-name="pr4" draw:layer="layout" svg:width="23.495cm" svg:height="15.837cm" svg:x="1.905cm" svg:y="3.848cm" presentation:class="outline" presentation:user-transformed="true">
          <draw:text-box>
            <text:list text:style-name="L3">
              <text:list-header>
                <text:p><text:span text:style-name="T7"/></text:p>
              </text:list-header>
            </text:list>
            <text:list text:style-name="L4">
              <text:list-item>
                <text:p><text:span text:style-name="T7"><text:s/></text:span><text:span text:style-name="T7">les principes de Twisted <text:s/></text:span></text:p>
              </text:list-item>
              <text:list-item>
                <text:p><text:span text:style-name="T7"><text:s/></text:span><text:span text:style-name="T7">un prototype de</text:span><text:span text:style-name="T8"> notification</text:span></text:p>
              </text:list-item>
            </text:list>
            <text:list text:style-name="L3">
              <text:list-item>
                <text:p><text:span text:style-name="T8"><text:s/></text:span><text:span text:style-name="T8">le protocole IMAP en 5 points</text:span></text:p>
              </text:list-item>
              <text:list-item>
                <text:p><text:span text:style-name="T8"><text:s/></text:span><text:span text:style-name="T8">le patch de twisted.mail.imap4</text:span></text:p>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les principes </text:span><text:span text:style-name="T9"><text:line-break/></text:span><text:span text:style-name="T9">de Twisted</text:span></text:p>
          </draw:text-box>
        </draw:frame>
        <draw:frame presentation:style-name="pr6" draw:text-style-name="P8" draw:layer="layout" svg:width="24.534cm" svg:height="1.27cm" svg:x="2.035cm" svg:y="16.617cm">
          <draw:text-box>
            <text:p text:style-name="P1"><text:span text:style-name="T10"><text:s/></text:span></text:p>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7" draw:layer="layout" svg:width="17.271cm" svg:height="12.573cm" svg:x="2.159cm" svg:y="13.271cm" presentation:class="notes" presentation:placeholder="true">
            <draw:text-box/>
          </draw:frame>
        </presentation:notes>
      </draw:page>
      <draw:page draw:name="page4"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Les principes de Twisted</text:p>
          </draw:text-box>
        </draw:frame>
        <draw:frame presentation:style-name="pr9" draw:layer="layout" svg:width="25.199cm" svg:height="13.861cm" svg:x="1.4cm" svg:y="4.914cm" presentation:class="outline" presentation:user-transformed="true">
          <draw:text-box>
            <text:list text:style-name="L5">
              <text:list-item>
                <text:p>Des interfaces non bloquantes</text:p>
              </text:list-item>
              <text:list-item>
                <text:p>Ni threads, ni verrou</text:p>
              </text:list-item>
              <text:list-item>
                <text:p>Le principe du reactor et du Protocol</text:p>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0" draw:layer="layout" svg:width="17.271cm" svg:height="12.573cm" svg:x="2.159cm" svg:y="13.271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text-style-name="P10" draw:layer="layout" svg:width="25.199cm" svg:height="3.176cm" svg:x="1.27cm" svg:y="8.89cm" presentation:class="title" presentation:user-transformed="true">
          <draw:text-box>
            <text:p text:style-name="P9"><text:span text:style-name="T11">interfaces non bloquantes</text:span></text:p>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7" draw:text-style-name="P11" draw:layer="layout" svg:width="17.271cm" svg:height="12.573cm" svg:x="2.159cm" svg:y="13.271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11" draw:text-style-name="P13" draw:layer="layout" svg:width="26.084cm" svg:height="10.825cm" svg:x="1.63cm" svg:y="5.418cm" presentation:class="title" presentation:user-transformed="true">
          <draw:text-box>
            <text:p text:style-name="P12"><text:span text:style-name="T12">from lxml.html import parse</text:span><text:span text:style-name="T12"><text:line-break/></text:span><text:span text:style-name="T12">dig = lambda html,pattern: parse(html).xpath(pattern)[0]</text:span><text:span text:style-name="T12"><text:line-break/></text:span><text:span text:style-name="T12"><text:line-break/></text:span><text:span text:style-name="T12"><text:line-break/></text:span><text:span text:style-name="T12">for planet in ["http://planet.debian.net",</text:span><text:span text:style-name="T12"><text:line-break/></text:span><text:span text:style-name="T12"> <text:s text:c="14"/>"http://planetzope.org",</text:span><text:span text:style-name="T12"><text:line-break/></text:span><text:span text:style-name="T12"> <text:s text:c="14"/>"http://planet.gnome.org",</text:span><text:span text:style-name="T12"><text:line-break/></text:span><text:span text:style-name="T12"> <text:s text:c="14"/>"http://gstreamer.freedesktop.org/planet/"]:</text:span><text:span text:style-name="T12"><text:line-break/></text:span><text:span text:style-name="T12"><text:line-break/></text:span><text:span text:style-name="T12"><text:line-break/></text:span><text:span text:style-name="T12"/></text:p>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7" draw:layer="layout" svg:width="17.271cm" svg:height="12.573cm" svg:x="2.159cm" svg:y="13.271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2" draw:text-style-name="P15" draw:layer="layout" svg:width="25.758cm" svg:height="12.944cm" svg:x="1.189cm" svg:y="4.111cm" presentation:class="title" presentation:user-transformed="true">
          <draw:text-box>
            <text:p text:style-name="P14"><text:span text:style-name="T13">from urllib2 import urlopen</text:span><text:span text:style-name="T13"><text:line-break/></text:span><text:span text:style-name="T13"><text:line-break/></text:span><text:span text:style-name="T13">def first_title(url):</text:span><text:span text:style-name="T13"><text:line-break/></text:span><text:span text:style-name="T13"><text:line-break/></text:span><text:span text:style-name="T13"> <text:s text:c="3"/>article = dig( urlopen(url ), <text:s text:c="3"/>'//h3/a/@href' <text:s text:c="3"/>)</text:span><text:span text:style-name="T13"><text:line-break/></text:span><text:span text:style-name="T13"> <text:s text:c="3"/>title <text:s text:c="2"/>= dig( urlopen(article), '/html/head/title').text</text:span><text:span text:style-name="T13"><text:line-break/></text:span><text:span text:style-name="T13"><text:line-break/></text:span><text:span text:style-name="T13"> <text:s text:c="3"/>print "first article on %s : %s %s" % (url, article, title )</text:span><text:span text:style-name="T13"><text:line-break/></text:span><text:span text:style-name="T13"><text:line-break/></text:span><text:span text:style-name="T13"><text:line-break/></text:span><text:span text:style-name="T13">for planet in planets:</text:span><text:span text:style-name="T13"><text:line-break/></text:span><text:span text:style-name="T13"> <text:s text:c="3"/>first_title(planet)</text:span></text:p>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12" draw:text-style-name="P15" draw:layer="layout" svg:width="27.172cm" svg:height="16.952cm" svg:x="0.828cm" svg:y="3.369cm" presentation:class="title" presentation:user-transformed="true">
          <draw:text-box>
            <text:p text:style-name="P14"><text:span text:style-name="T13">from twisted.internet import reactor</text:span><text:span text:style-name="T13"><text:line-break/></text:span><text:span text:style-name="T13">from twisted.internet.defer import inlineCallbacks</text:span><text:span text:style-name="T13"><text:line-break/></text:span><text:span text:style-name="T13"><text:line-break/></text:span><text:span text:style-name="T13">from twisted.web.client import getPage</text:span><text:span text:style-name="T13"><text:line-break/></text:span><text:span text:style-name="T13"><text:line-break/></text:span><text:span text:style-name="T13"><text:line-break/></text:span><text:span text:style-name="T13">@inlineCallbacks</text:span><text:span text:style-name="T13"><text:line-break/></text:span><text:span text:style-name="T13">def first_title(url):</text:span><text:span text:style-name="T13"><text:line-break/></text:span><text:span text:style-name="T13"> <text:s text:c="3"/></text:span><text:span text:style-name="T13"><text:line-break/></text:span><text:span text:style-name="T13"> <text:s text:c="3"/>article = dig( (yield getPage(url)), <text:s text:c="4"/>'//h3/a/@href')</text:span><text:span text:style-name="T13"><text:line-break/></text:span><text:span text:style-name="T13"> <text:s text:c="3"/>title <text:s text:c="2"/>= dig( (yield getPage(article)), '/html/head/title').text</text:span><text:span text:style-name="T13"><text:line-break/></text:span><text:span text:style-name="T13"><text:line-break/></text:span><text:span text:style-name="T13"> <text:s text:c="3"/>print "first article on %s : \n%s\n%s\n\n" % (url, article, title)</text:span><text:span text:style-name="T13"><text:line-break/></text:span><text:span text:style-name="T13"><text:line-break/></text:span><text:span text:style-name="T13">for p in planets:</text:span><text:span text:style-name="T13"><text:line-break/></text:span><text:span text:style-name="T13"> <text:s text:c="3"/>first_title(p)</text:span><text:span text:style-name="T13"><text:line-break/></text:span><text:span text:style-name="T13"><text:line-break/></text:span><text:span text:style-name="T13">reactor.run()</text:span><text:span text:style-name="T13"><text:line-break/></text:span><text:span text:style-name="T13"><text:line-break/></text:span><text:span text:style-name="T13"><text:line-break/></text:span><text:span text:style-name="T13"><text:line-break/></text:span><text:span text:style-name="T13"><text:line-break/></text:span><text:span text:style-name="T13"/></text:p>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7" draw:layer="layout" svg:width="17.271cm" svg:height="12.573cm" svg:x="2.159cm" svg:y="13.271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10" draw:layer="layout" svg:width="25.199cm" svg:height="3.176cm" svg:x="1.27cm" svg:y="8.89cm" presentation:class="title" presentation:user-transformed="true">
          <draw:text-box>
            <text:p text:style-name="P9"><text:span text:style-name="T11">Ni thread, ni verrou</text:span></text:p>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7" draw:text-style-name="P11" draw:layer="layout" svg:width="17.271cm" svg:height="12.573cm" svg:x="2.159cm" svg:y="13.271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2" draw:text-style-name="P17" draw:layer="layout" svg:width="22.891cm" svg:height="12.944cm" svg:x="2.926cm" svg:y="3.844cm" presentation:class="title" presentation:user-transformed="true">
          <draw:text-box>
            <text:p text:style-name="P16"><text:span text:style-name="T14">def execute(f):</text:span><text:span text:style-name="T14"><text:line-break/></text:span><text:span text:style-name="T14"> <text:s text:c="3"/>threads = [ Thread(target=f) for i in range(100)]</text:span><text:span text:style-name="T14"><text:line-break/></text:span><text:span text:style-name="T14"> <text:s text:c="3"/>for t in threads: t.start()</text:span><text:span text:style-name="T14"><text:line-break/></text:span><text:span text:style-name="T14"> <text:s text:c="3"/>for t in threads: t.join()</text:span><text:span text:style-name="T14"><text:line-break/></text:span><text:span text:style-name="T14"><text:line-break/></text:span><text:span text:style-name="T14">def incr(_=None):</text:span><text:span text:style-name="T14"><text:line-break/></text:span><text:span text:style-name="T14"> <text:s text:c="3"/>global counter</text:span><text:span text:style-name="T14"><text:line-break/></text:span><text:span text:style-name="T14"> <text:s text:c="3"/>for i in range(1000):</text:span><text:span text:style-name="T14"><text:line-break/></text:span><text:span text:style-name="T14"> <text:s text:c="7"/>counter+=1 </text:span><text:span text:style-name="T14"><text:line-break/></text:span><text:span text:style-name="T14"/></text:p>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7" draw:layer="layout" svg:width="17.271cm" svg:height="12.573cm" svg:x="2.159cm" svg:y="13.271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12" draw:text-style-name="P17" draw:layer="layout" svg:width="19.603cm" svg:height="12.944cm" svg:x="3.461cm" svg:y="4.192cm" presentation:class="title" presentation:user-transformed="true">
          <draw:text-box>
            <text:p text:style-name="P16"><text:span text:style-name="T14">def safe_incr():</text:span><text:span text:style-name="T14"><text:line-break/></text:span><text:span text:style-name="T14"> <text:s text:c="3"/>global counter, lock</text:span><text:span text:style-name="T14"><text:line-break/></text:span><text:span text:style-name="T14"> <text:s text:c="3"/>for i in range(1000):</text:span><text:span text:style-name="T14"><text:line-break/></text:span><text:span text:style-name="T14"> <text:s text:c="7"/>with lock:</text:span><text:span text:style-name="T14"><text:line-break/></text:span><text:span text:style-name="T14"> <text:s text:c="11"/>counter += 1 </text:span><text:span text:style-name="T14"><text:line-break/></text:span><text:span text:style-name="T14"/></text:p>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7" draw:layer="layout" svg:width="17.271cm" svg:height="12.573cm" svg:x="2.159cm" svg:y="13.271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2" draw:text-style-name="P19" draw:layer="layout" svg:width="25.758cm" svg:height="12.944cm" svg:x="1.189cm" svg:y="4.111cm" presentation:class="title" presentation:user-transformed="true">
          <draw:text-box>
            <text:p text:style-name="P18"><text:span text:style-name="T15">from urllib2 import urlopen</text:span><text:span text:style-name="T15"><text:line-break/></text:span><text:span text:style-name="T15"><text:line-break/></text:span><text:span text:style-name="T15">def first_title(url):</text:span><text:span text:style-name="T15"><text:line-break/></text:span><text:span text:style-name="T15"><text:line-break/></text:span><text:span text:style-name="T15"> <text:s text:c="3"/>article = dig(urlopen(url ), <text:s text:c="3"/>'//h3/a/@href' <text:s text:c="3"/>)</text:span><text:span text:style-name="T15"><text:line-break/></text:span><text:span text:style-name="T15"> <text:s text:c="3"/>title <text:s text:c="2"/>= dig(urlopen(article), '/html/head/title').text</text:span><text:span text:style-name="T15"><text:line-break/></text:span><text:span text:style-name="T15"><text:line-break/></text:span><text:span text:style-name="T15"> <text:s text:c="3"/>print "first article on %s : %s %s" % (url, article, title)</text:span><text:span text:style-name="T15"><text:line-break/></text:span><text:span text:style-name="T15"><text:line-break/></text:span><text:span text:style-name="T15"><text:line-break/></text:span><text:span text:style-name="T15">threads = [ Thread(target=first_title, args=(p,)) for p in planets ]</text:span><text:span text:style-name="T15"><text:line-break/></text:span><text:span text:style-name="T15">for t in threads: t.start()</text:span><text:span text:style-name="T15"><text:line-break/></text:span><text:span text:style-name="T15">for t in threads: t.join()</text:span><text:span text:style-name="T15"><text:line-break/></text:span><text:span text:style-name="T15"/></text:p>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7" draw:layer="layout" svg:width="17.271cm" svg:height="12.573cm" svg:x="2.159cm" svg:y="13.271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12" draw:text-style-name="P19" draw:layer="layout" svg:width="25.758cm" svg:height="12.944cm" svg:x="1.189cm" svg:y="4.111cm" presentation:class="title" presentation:user-transformed="true">
          <draw:text-box>
            <text:p text:style-name="P18"><text:span text:style-name="T15"><text:line-break/></text:span><text:span text:style-name="T15"><text:line-break/></text:span><text:span text:style-name="T15">deferreds = [Deferred().addCallback(incr) for i in range(100)] </text:span><text:span text:style-name="T15"><text:line-break/></text:span><text:span text:style-name="T15"><text:line-break/></text:span><text:span text:style-name="T15"># There is a hundred concurrent pending actions at this point ...</text:span><text:span text:style-name="T15"><text:line-break/></text:span><text:span text:style-name="T15"><text:line-break/></text:span><text:span text:style-name="T15"># ... fire NOW !</text:span><text:span text:style-name="T15"><text:line-break/></text:span><text:span text:style-name="T15">for d in deferreds:</text:span><text:span text:style-name="T15"><text:line-break/></text:span><text:span text:style-name="T15"> <text:s text:c="3"/>d.callback(None)</text:span><text:span text:style-name="T15"><text:line-break/></text:span><text:span text:style-name="T15"/></text:p>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7"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5" draw:text-style-name="P10" draw:layer="layout" svg:width="25.199cm" svg:height="3.176cm" svg:x="1.27cm" svg:y="8.89cm" presentation:class="title" presentation:user-transformed="true">
          <draw:text-box>
            <text:p text:style-name="P9"><text:span text:style-name="T11">le principe du reactor et du protocol</text:span></text:p>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7" draw:text-style-name="P11" draw:layer="layout" svg:width="17.271cm" svg:height="12.573cm" svg:x="2.159cm" svg:y="13.271cm" presentation:class="notes">
            <draw:text-box>
              <text:p text:style-name="P20"><text:span text:style-name="T16">scheduling decisions = the availability of the data received in the fds</text:span></text:p>
              <text:p text:style-name="P20"><text:span text:style-name="T16"/></text:p>
              <text:p text:style-name="P20"><text:span text:style-name="T16"/></text:p>
            </draw:text-box>
          </draw:frame>
        </presentation:notes>
      </draw:page>
      <draw:page draw:name="page15" draw:style-name="dp4" draw:master-page-name="Default" presentation:presentation-page-layout-name="AL2T1">
        <office:forms form:automatic-focus="false" form:apply-design-mode="false"/>
        <draw:frame presentation:style-name="pr5" draw:text-style-name="P10" draw:layer="layout" svg:width="25.199cm" svg:height="3.176cm" svg:x="1.27cm" svg:y="8.89cm" presentation:class="title" presentation:user-transformed="true">
          <draw:text-box>
            <text:p text:style-name="P9"><text:span text:style-name="T11">un appel systeme rapide</text:span></text:p>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7" draw:text-style-name="P11" draw:layer="layout" svg:width="17.271cm" svg:height="12.573cm" svg:x="2.159cm" svg:y="13.271cm" presentation:class="notes">
            <draw:text-box>
              <text:p text:style-name="P20"><text:span text:style-name="T16">wrapper around a fast syscall returning events on an array of sockets</text:span></text:p>
              <text:p text:style-name="P20"><text:span text:style-name="T16"/></text:p>
              <text:p text:style-name="P20"><text:span text:style-name="T16">no supervision from userland, delegation to the kernel syscall</text:span></text:p>
              <text:p text:style-name="P20"><text:span text:style-name="T16"/></text:p>
              <text:p text:style-name="P20"><text:span text:style-name="T16">big bonus for a developer: kqueue on bsd, epoll on linux</text:span></text:p>
              <text:p text:style-name="P20"><text:span text:style-name="T16"/></text:p>
              <text:p text:style-name="P20"><text:span text:style-name="T16"/></text:p>
              <text:p text:style-name="P20"><text:span text:style-name="T16"/></text:p>
            </draw:text-box>
          </draw:frame>
        </presentation:notes>
      </draw:page>
      <draw:page draw:name="page16" draw:style-name="dp4" draw:master-page-name="Default" presentation:presentation-page-layout-name="AL2T1">
        <office:forms form:automatic-focus="false" form:apply-design-mode="false"/>
        <draw:frame presentation:style-name="pr5" draw:text-style-name="P10" draw:layer="layout" svg:width="25.199cm" svg:height="3.176cm" svg:x="1.27cm" svg:y="8.89cm" presentation:class="title" presentation:user-transformed="true">
          <draw:text-box>
            <text:p text:style-name="P9"><text:span text:style-name="T11">L'appel du callback sur le Protocol</text:span></text:p>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7" draw:text-style-name="P11" draw:layer="layout" svg:width="17.271cm" svg:height="12.573cm" svg:x="2.159cm" svg:y="13.271cm" presentation:class="notes">
            <draw:text-box>
              <text:p text:style-name="P20"><text:span text:style-name="T16">the reactor boost the syscall idea by maintaining a list of Twisted Protocol instances for each supervised file descriptor ie each socket</text:span></text:p>
              <text:p text:style-name="P20"><text:span text:style-name="T16"/></text:p>
              <text:p text:style-name="P20"><text:span text:style-name="T16">Quand l'appel system retourne avec la liste des events (en fait, le nombre d'octet recu pour chaque fd), le reactor appele la methode du protocole pour qu'il lise les donnees et qu'il execute le callback lineReceived avec les donnees comme argument. Les classes qui derivent Protocol peuvent surcharger lineReceived, parser les donnes recues et appeler des callbacks de plus haut niveau selon le protoocl implemente comme par exemple: headerReceived et bodyReceived dans le cas d'une imiplementation de HTTP </text:span></text:p>
              <text:p text:style-name="P20"><text:span text:style-name="T16"/></text:p>
              <text:p text:style-name="P20"><text:span text:style-name="T16"/></text:p>
              <text:p text:style-name="P20"><text:span text:style-name="T16"/></text:p>
            </draw:text-box>
          </draw:frame>
        </presentation:notes>
      </draw:page>
      <draw:page draw:name="page17"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Un prototype de notification</text:span></text:p>
          </draw:text-box>
        </draw:frame>
        <draw:frame presentation:style-name="pr6" draw:text-style-name="P8" draw:layer="layout" svg:width="24.534cm" svg:height="1.27cm" svg:x="2.035cm" svg:y="16.617cm">
          <draw:text-box>
            <text:p text:style-name="P1"><text:span text:style-name="T10"><text:s/></text:span></text:p>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7" draw:text-style-name="P20" draw:layer="layout" svg:width="17.271cm" svg:height="12.573cm" svg:x="2.159cm" svg:y="13.271cm" presentation:class="notes">
            <draw:text-box>
              <text:p text:style-name="P20"><text:span text:style-name="T16">Le prototype suivant opere une bonne transition entre la partie precedente, un peu theorique sur Twisted et la presentation du patch sur le module imap4 de Twisted. </text:span></text:p>
              <text:p text:style-name="P20"><text:span text:style-name="T16"/></text:p>
              <text:p text:style-name="P20"><text:span text:style-name="T16">On va voir comment creer un API pour operer des requetes reponses typiques d'un client mais surtout comment demander au serveur de se mettre dans le mode de notification. </text:span></text:p>
              <text:p text:style-name="P20"><text:span text:style-name="T16"/></text:p>
              <text:p text:style-name="P20"><text:span text:style-name="T16">Le mecanisme est similaire dans le module imap4 et est, en fait, presente ici decople de la connaissance du protocole IMAP.</text:span></text:p>
            </draw:text-box>
          </draw:frame>
        </presentation:notes>
      </draw:page>
      <draw:page draw:name="page18"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Un prototype de notification</text:p>
          </draw:text-box>
        </draw:frame>
        <draw:frame presentation:style-name="pr9" draw:layer="layout" svg:width="25.199cm" svg:height="13.861cm" svg:x="1.4cm" svg:y="4.914cm" presentation:class="outline" presentation:user-transformed="true">
          <draw:text-box>
            <text:list text:style-name="L5">
              <text:list-item>
                <text:p>Un simple client/server</text:p>
              </text:list-item>
              <text:list-item>
                <text:p>Une API pour entrer en mode notification</text:p>
              </text:list-item>
              <text:list-item>
                <text:p>En sortir pour agir, puis y revenir</text:p>
              </text:list-item>
              <text:list-item>
                <text:p>Une API asynchrone (meilleure)</text:p>
              </text:list-item>
              <text:list-item>
                <text:p>Des fonctions haut niveau</text:p>
              </text:list-item>
              <text:list-item>
                <text:p>Timeout, et notification sur le bureau</text:p>
              </text:list-item>
            </text:list>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10" draw:layer="layout" svg:width="17.271cm" svg:height="12.573cm" svg:x="2.159cm" svg:y="13.271cm" presentation:class="notes" presentation:placeholder="true">
            <draw:text-box/>
          </draw:frame>
        </presentation:notes>
      </draw:page>
      <draw:page draw:name="page19"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Les principes du reactor</text:p>
          </draw:text-box>
        </draw:frame>
        <draw:frame presentation:style-name="pr9" draw:layer="layout" svg:width="25.199cm" svg:height="13.861cm" svg:x="1.4cm" svg:y="4.914cm" presentation:class="outline" presentation:user-transformed="true">
          <draw:text-box>
            <text:list text:style-name="L5">
              <text:list-item>
                <text:p>Un simple client/server</text:p>
              </text:list-item>
              <text:list-item>
                <text:p>Une API pour entrer en mode notification</text:p>
              </text:list-item>
            </text:list>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10" draw:layer="layout" svg:width="17.271cm" svg:height="12.573cm" svg:x="2.159cm" svg:y="13.271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12" draw:text-style-name="P19" draw:layer="layout" svg:width="25.758cm" svg:height="12.944cm" svg:x="1.189cm" svg:y="4.111cm" presentation:class="title" presentation:user-transformed="true">
          <draw:text-box>
            <text:p text:style-name="P18"><text:span text:style-name="T15"><text:line-break/></text:span><text:span text:style-name="T15"><text:line-break/></text:span><text:span text:style-name="T15">class Client(basic.LineReceiver): <text:s text:c="3"/></text:span><text:span text:style-name="T15"><text:line-break/></text:span><text:span text:style-name="T15"><text:line-break/></text:span><text:span text:style-name="T15"> <text:s text:c="3"/>...</text:span><text:span text:style-name="T15"><text:line-break/></text:span><text:span text:style-name="T15"><text:line-break/></text:span><text:span text:style-name="T15"> <text:s text:c="3"/>@defer.inlineCallbacks</text:span><text:span text:style-name="T15"><text:line-break/></text:span><text:span text:style-name="T15"> <text:s text:c="3"/>def connectionMade(self):</text:span><text:span text:style-name="T15"><text:line-break/></text:span><text:span text:style-name="T15"> <text:s text:c="7"/>print (yield self.random())</text:span><text:span text:style-name="T15"><text:line-break/></text:span><text:span text:style-name="T15"> <text:s text:c="7"/>print (yield self.classified())</text:span><text:span text:style-name="T15"><text:line-break/></text:span><text:span text:style-name="T15"><text:line-break/></text:span><text:span text:style-name="T15"> <text:s text:c="7"/>while True:</text:span><text:span text:style-name="T15"><text:line-break/></text:span><text:span text:style-name="T15"> <text:s text:c="11"/>print (yield self.notify())</text:span><text:span text:style-name="T15"><text:line-break/></text:span><text:span text:style-name="T15"> <text:s text:c="11"/>notif = (yield self.waitNotif())</text:span><text:span text:style-name="T15"><text:line-break/></text:span><text:span text:style-name="T15"> <text:s text:c="11"/>while notif!='notif: random':</text:span><text:span text:style-name="T15"><text:line-break/></text:span><text:span text:style-name="T15"> <text:s text:c="15"/>print "not interested, will wait for the next notification"</text:span><text:span text:style-name="T15"><text:line-break/></text:span><text:span text:style-name="T15"> <text:s text:c="15"/>notif = (yield self.waitNotif())</text:span><text:span text:style-name="T15"><text:line-break/></text:span><text:span text:style-name="T15"> <text:s text:c="11"/>yield self.stopNotify()</text:span><text:span text:style-name="T15"><text:line-break/></text:span><text:span text:style-name="T15"> <text:s text:c="11"/>print (yield self.random())</text:span></text:p>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7" draw:text-style-name="P11" draw:layer="layout" svg:width="17.271cm" svg:height="12.573cm" svg:x="2.159cm" svg:y="13.271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12" draw:text-style-name="P19" draw:layer="layout" svg:width="25.758cm" svg:height="12.944cm" svg:x="1.189cm" svg:y="4.111cm" presentation:class="title" presentation:user-transformed="true">
          <draw:text-box>
            <text:p text:style-name="P18"><text:span text:style-name="T15"><text:line-break/></text:span><text:span text:style-name="T15"><text:line-break/></text:span><text:span text:style-name="T15"><text:line-break/></text:span><text:span text:style-name="T15">class MyClient(Client):</text:span><text:span text:style-name="T15"><text:line-break/></text:span><text:span text:style-name="T15"><text:line-break/></text:span><text:span text:style-name="T15"> <text:s text:c="3"/>@defer.inlineCallbacks</text:span><text:span text:style-name="T15"><text:line-break/></text:span><text:span text:style-name="T15"> <text:s text:c="3"/>def connectionMade(self):</text:span><text:span text:style-name="T15"><text:line-break/></text:span><text:span text:style-name="T15"> <text:s text:c="7"/>print (yield self.random())</text:span><text:span text:style-name="T15"><text:line-break/></text:span><text:span text:style-name="T15"> <text:s text:c="7"/>print (yield self.classified())</text:span><text:span text:style-name="T15"><text:line-break/></text:span><text:span text:style-name="T15"><text:line-break/></text:span><text:span text:style-name="T15"> <text:s text:c="7"/>yield self.notify()</text:span><text:span text:style-name="T15"><text:line-break/></text:span><text:span text:style-name="T15"><text:line-break/></text:span><text:span text:style-name="T15"> <text:s text:c="3"/>@defer.inlineCallbacks</text:span><text:span text:style-name="T15"><text:line-break/></text:span><text:span text:style-name="T15"> <text:s text:c="3"/>def randomAvailable(self): </text:span><text:span text:style-name="T15"><text:line-break/></text:span><text:span text:style-name="T15"> <text:s text:c="7"/>yield self.stopNotify()</text:span><text:span text:style-name="T15"><text:line-break/></text:span><text:span text:style-name="T15"> <text:s text:c="7"/>print (yield self.random())</text:span><text:span text:style-name="T15"><text:line-break/></text:span><text:span text:style-name="T15"> <text:s text:c="7"/>yield self.notify()</text:span></text:p>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7" draw:text-style-name="P11" draw:layer="layout" svg:width="17.271cm" svg:height="12.573cm" svg:x="2.159cm" svg:y="13.271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5" draw:text-style-name="P7" draw:layer="layout" svg:width="25.199cm" svg:height="3.176cm" svg:x="1.27cm" svg:y="8.89cm" presentation:class="title" presentation:user-transformed="true">
          <draw:text-box>
            <text:p><text:span text:style-name="T9">Le protocol IMAP</text:span></text:p>
          </draw:text-box>
        </draw:frame>
        <draw:frame presentation:style-name="pr6" draw:text-style-name="P8" draw:layer="layout" svg:width="24.534cm" svg:height="1.27cm" svg:x="2.035cm" svg:y="16.617cm">
          <draw:text-box>
            <text:p text:style-name="P21"><text:span text:style-name="T10"><text:s/></text:span></text:p>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7" draw:text-style-name="P11" draw:layer="layout" svg:width="17.271cm" svg:height="12.573cm" svg:x="2.159cm" svg:y="13.271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5" draw:text-style-name="P22" draw:layer="layout" svg:width="25.199cm" svg:height="3.176cm" svg:x="1.27cm" svg:y="8.89cm" presentation:class="title" presentation:user-transformed="true">
          <draw:text-box>
            <text:p><text:span text:style-name="T17">le principe du reactor et du protocol</text:span></text:p>
          </draw:text-box>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7" draw:text-style-name="P11" draw:layer="layout" svg:width="17.271cm" svg:height="12.573cm" svg:x="2.159cm" svg:y="13.271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5" draw:text-style-name="P22" draw:layer="layout" svg:width="25.199cm" svg:height="3.176cm" svg:x="1.27cm" svg:y="8.89cm" presentation:class="title" presentation:user-transformed="true">
          <draw:text-box>
            <text:p><text:span text:style-name="T17">le principe du reactor et du protocol</text:span></text:p>
          </draw:text-box>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7" draw:text-style-name="P11" draw:layer="layout" svg:width="17.271cm" svg:height="12.573cm" svg:x="2.159cm" svg:y="13.271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5" draw:text-style-name="P22" draw:layer="layout" svg:width="25.199cm" svg:height="3.176cm" svg:x="1.27cm" svg:y="8.89cm" presentation:class="title" presentation:user-transformed="true">
          <draw:text-box>
            <text:p><text:span text:style-name="T17">le principe du reactor et du protocol</text:span></text:p>
          </draw:text-box>
        </draw:frame>
        <presentation:notes draw:style-name="dp2">
          <office:forms form:automatic-focus="false" form:apply-design-mode="false"/>
          <draw:page-thumbnail draw:style-name="gr4" draw:layer="layout" svg:width="13.968cm" svg:height="10.476cm" svg:x="3.81cm" svg:y="2.123cm" draw:page-number="25" presentation:class="page"/>
          <draw:frame presentation:style-name="pr7" draw:text-style-name="P11" draw:layer="layout" svg:width="17.271cm" svg:height="12.573cm" svg:x="2.159cm" svg:y="13.271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5" draw:text-style-name="P22" draw:layer="layout" svg:width="25.199cm" svg:height="3.176cm" svg:x="1.27cm" svg:y="8.89cm" presentation:class="title" presentation:user-transformed="true">
          <draw:text-box>
            <text:p><text:span text:style-name="T17">le principe du reactor et du protocol</text:span></text:p>
          </draw:text-box>
        </draw:frame>
        <presentation:notes draw:style-name="dp2">
          <office:forms form:automatic-focus="false" form:apply-design-mode="false"/>
          <draw:page-thumbnail draw:style-name="gr4" draw:layer="layout" svg:width="13.968cm" svg:height="10.476cm" svg:x="3.81cm" svg:y="2.123cm" draw:page-number="26" presentation:class="page"/>
          <draw:frame presentation:style-name="pr7" draw:text-style-name="P11" draw:layer="layout" svg:width="17.271cm" svg:height="12.573cm" svg:x="2.159cm" svg:y="13.271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5" draw:text-style-name="P22" draw:layer="layout" svg:width="25.199cm" svg:height="3.176cm" svg:x="1.27cm" svg:y="8.89cm" presentation:class="title" presentation:user-transformed="true">
          <draw:text-box>
            <text:p><text:span text:style-name="T17">le principe du reactor et du protocol</text:span></text:p>
          </draw:text-box>
        </draw:frame>
        <presentation:notes draw:style-name="dp2">
          <office:forms form:automatic-focus="false" form:apply-design-mode="false"/>
          <draw:page-thumbnail draw:style-name="gr4" draw:layer="layout" svg:width="13.968cm" svg:height="10.476cm" svg:x="3.81cm" svg:y="2.123cm" draw:page-number="27" presentation:class="page"/>
          <draw:frame presentation:style-name="pr7" draw:text-style-name="P20" draw:layer="layout" svg:width="17.271cm" svg:height="12.573cm" svg:x="2.159cm" svg:y="13.271cm" presentation:class="notes" presentation:placeholder="true" presentation:user-transformed="true">
            <draw:text-box/>
          </draw:frame>
        </presentation:notes>
      </draw:page>
      <draw:page draw:name="page28"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draw:text-box>
            <text:p>Le parallelisme avec Twisted</text:p>
          </draw:text-box>
        </draw:frame>
        <draw:frame presentation:style-name="pr9" draw:layer="layout" svg:width="25.199cm" svg:height="13.861cm" svg:x="1.4cm" svg:y="4.914cm" presentation:class="outline" presentation:user-transformed="true">
          <draw:text-box>
            <text:list text:style-name="L5">
              <text:list-item>
                <text:p>Des interfaces non bloquantes</text:p>
              </text:list-item>
              <text:list-item>
                <text:p>Ni threads, ni verrou</text:p>
              </text:list-item>
              <text:list-item>
                <text:p>Le principe du reactor et du Protocol</text:p>
              </text:list-item>
            </text:list>
          </draw:text-box>
        </draw:frame>
        <presentation:notes draw:style-name="dp2">
          <draw:page-thumbnail draw:style-name="gr4" draw:layer="layout" svg:width="13.968cm" svg:height="10.476cm" svg:x="3.81cm" svg:y="2.123cm" draw:page-number="28" presentation:class="page"/>
          <draw:frame presentation:style-name="pr10" draw:text-style-name="P11" draw:layer="layout" svg:width="17.271cm" svg:height="12.573cm" svg:x="2.159cm" svg:y="13.271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9">Un patch pour twisted.mail.imap4</text:span></text:p>
          </draw:text-box>
        </draw:frame>
        <draw:frame presentation:style-name="pr6" draw:text-style-name="P8" draw:layer="layout" svg:width="24.534cm" svg:height="1.27cm" svg:x="2.035cm" svg:y="16.617cm">
          <draw:text-box>
            <text:p text:style-name="P21"><text:span text:style-name="T10"><text:s/></text:span></text:p>
          </draw:text-box>
        </draw:frame>
        <presentation:notes draw:style-name="dp2">
          <draw:page-thumbnail draw:style-name="gr4" draw:layer="layout" svg:width="13.968cm" svg:height="10.476cm" svg:x="3.81cm" svg:y="2.123cm" draw:page-number="29" presentation:class="page"/>
          <draw:frame presentation:style-name="pr7" draw:text-style-name="P11" draw:layer="layout" svg:width="17.271cm" svg:height="12.573cm" svg:x="2.159cm" svg:y="13.271cm" presentation:class="notes" presentation:placeholder="true">
            <draw:text-box/>
          </draw:frame>
        </presentation:notes>
      </draw:page>
      <draw:page draw:name="page30"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draw:text-box>
            <text:p>Le parallelisme avec Twisted</text:p>
          </draw:text-box>
        </draw:frame>
        <draw:frame presentation:style-name="pr9" draw:layer="layout" svg:width="25.199cm" svg:height="13.861cm" svg:x="1.4cm" svg:y="4.914cm" presentation:class="outline" presentation:user-transformed="true">
          <draw:text-box>
            <text:list text:style-name="L5">
              <text:list-item>
                <text:p>Des interfaces non bloquantes</text:p>
              </text:list-item>
              <text:list-item>
                <text:p>Ni threads, ni verrou</text:p>
              </text:list-item>
              <text:list-item>
                <text:p>Le principe du reactor et du Protocol</text:p>
              </text:list-item>
            </text:list>
          </draw:text-box>
        </draw:frame>
        <presentation:notes draw:style-name="dp2">
          <draw:page-thumbnail draw:style-name="gr4" draw:layer="layout" svg:width="13.968cm" svg:height="10.476cm" svg:x="3.81cm" svg:y="2.123cm" draw:page-number="30" presentation:class="page"/>
          <draw:frame presentation:style-name="pr10" draw:text-style-name="P11" draw:layer="layout" svg:width="17.271cm" svg:height="12.573cm" svg:x="2.159cm" svg:y="13.271cm" presentation:class="notes" presentation:placeholder="true">
            <draw:text-box/>
          </draw:frame>
        </presentation:notes>
      </draw:page>
      <draw:page draw:name="page31" draw:style-name="dp4" draw:master-page-name="unbranded-designninja-presentation-template" presentation:presentation-page-layout-name="AL2T1">
        <office:forms form:automatic-focus="false" form:apply-design-mode="false"/>
        <draw:frame presentation:style-name="pr13" draw:layer="layout" svg:width="25.199cm" svg:height="3.256cm" svg:x="1.471cm" svg:y="1.43cm" presentation:class="title">
          <draw:text-box>
            <text:p>Summary</text:p>
          </draw:text-box>
        </draw:frame>
        <draw:frame presentation:style-name="pr14" draw:layer="layout" svg:width="25.199cm" svg:height="13.61cm" svg:x="1.4cm" svg:y="4.914cm" presentation:class="outline">
          <draw:text-box>
            <text:list text:style-name="L5">
              <text:list-item>
                <text:p>Summarize first topic.</text:p>
              </text:list-item>
              <text:list-item>
                <text:p>Summarize second topic.</text:p>
              </text:list-item>
            </text:list>
          </draw:text-box>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15" draw:layer="layout" svg:width="17.271cm" svg:height="12.322cm" svg:x="2.159cm" svg:y="13.271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16" draw:layer="layout" svg:width="26.67cm" svg:height="3.468cm" svg:x="0.524cm" svg:y="7.092cm" presentation:class="title" presentation:user-transformed="true">
          <draw:text-box>
            <text:p><text:span text:style-name="T18">Questions</text:span><text:span text:style-name="T19">?</text:span></text:p>
          </draw:text-box>
        </draw:frame>
        <draw:frame draw:style-name="gr5" draw:text-style-name="P1" draw:layer="layout" svg:width="26.39cm" svg:height="1.411cm" svg:x="0.889cm" svg:y="19.225cm">
          <draw:text-box>
            <text:p text:style-name="P1"><text:span text:style-name="T20">License statement goes here.</text:span></text:p>
            <text:p/>
          </draw:text-box>
        </draw:frame>
        <draw:frame draw:style-name="gr6" draw:text-style-name="P23" draw:layer="layout" svg:width="18.715cm" svg:height="1.517cm" svg:x="1.236cm" svg:y="16.83cm">
          <draw:text-box>
            <text:p text:style-name="P18"><text:span text:style-name="T21"><text:a xlink:href="mailto:example@fedoraproject.org">example@fedoraproject.org</text:a></text:span></text:p>
          </draw:text-box>
        </draw:frame>
        <draw:frame draw:style-name="gr7" draw:layer="layout" svg:width="5.989cm" svg:height="1.276cm" svg:x="1.279cm" svg:y="15.81cm">
          <draw:text-box>
            <text:p><text:span text:style-name="T22">Contact:</text:span></text:p>
          </draw:text-box>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1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B0000003513C64B16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0.935cm" fo:min-width="4.5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fo:min-height="0.628cm" fo:min-width="8.39cm">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fill="none"/>
      <style:text-properties fo:color="#83caff" fo:font-family="Comfortaa" style:font-style-name="Thin" style:font-pitch="variable" fo:font-size="28pt"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uthor" style:family="graphic" style:parent-style-name="title">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1.295cm" fo:min-width="12.21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Auth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Comfortaa" style:font-style-name="Regular"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mall_20_Title" style:display-name="Small Title" style:family="graphic" style:parent-style-name="title">
      <style:text-properties fo:font-family="Comfortaa" style:font-style-name="Regular" style:font-pitch="variable" fo:font-size="14pt"/>
    </style:style>
    <style:style style:name="Small_20_Details" style:display-name="Small Details" style:family="graphic" style:parent-style-name="text"/>
    <style:style style:name="License_20_Info" style:display-name="License Info" style:family="graphic" style:parent-style-name="text">
      <style:graphic-properties draw:textarea-horizontal-align="right" draw:shadow-offset-x="0.305cm" draw:shadow-offset-y="0.305cm"/>
      <style:paragraph-properties fo:text-align="end"/>
      <style:text-properties fo:color="#ffffff" fo:font-family="'Droid Sans'" style:font-style-name="Regular" style:font-family-generic="swiss" style:font-pitch="variable" fo:font-size="14pt" fo:font-weight="normal"/>
    </style:style>
    <style:style style:name="Topic_20_Splash" style:display-name="Topic Splash" style:family="graphic" style:parent-style-name="title">
      <style:paragraph-properties fo:text-align="center"/>
      <style:text-properties fo:font-family="Comfortaa" style:font-style-name="Regular" style:font-pitch="variable" fo:font-size="72pt" fo:font-weight="bold"/>
    </style:style>
    <style:style style:name="Email_20_address" style:display-name="Email address" style:family="graphic" style:parent-style-name="text">
      <style:paragraph-properties fo:text-align="start"/>
      <style:text-properties fo:font-family="Comfortaa" style:font-style-name="Regular" style:font-pitch="variable" fo:font-size="32pt" fo:font-weight="normal"/>
    </style:style>
    <style:style style:name="Small_20_Text" style:display-name="Small Text" style:family="graphic" style:parent-style-name="text">
      <style:text-properties fo:font-size="24pt"/>
    </style:style>
    <style:style style:name="Question" style:family="graphic" style:parent-style-name="Topic_20_Splash">
      <style:text-properties fo:color="#ffffff" fo:font-size="88pt"/>
    </style:style>
    <style:style style:name="Presentation_20_Title" style:display-name="Presentation Title" style:family="graphic" style:parent-style-name="title">
      <style:paragraph-properties fo:text-align="end"/>
      <style:text-properties fo:color="#ffffff" fo:font-family="Comfortaa" style:font-style-name="Regular" style:font-pitch="variable" fo:font-size="72pt"/>
    </style:style>
    <style:style style:name="unbranded-designninja-presentation-template-background" style:family="presentation">
      <style:graphic-properties draw:stroke="none" draw:fill="bitmap" draw:fill-color="#666666" draw:fill-image-name="background" draw:fill-image-width="0cm" draw:fill-image-height="0cm" style:repeat="stretch"/>
      <style:text-properties style:letter-kerning="true"/>
    </style:style>
    <style:style style:name="unbranded-designninja-presentation-template-backgroundobjects" style:family="presentation">
      <style:graphic-properties draw:shadow="hidden" draw:shadow-offset-x="0.3cm" draw:shadow-offset-y="0.3cm" draw:shadow-color="#808080"/>
      <style:text-properties fo:color="#eeeff0" fo:font-family="'MgOpen Modata'" style:font-style-name="Regular" style:font-pitch="variable" style:letter-kerning="true"/>
    </style:style>
    <style:style style:name="unbranded-designninja-presentation-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nbranded-designninja-presentation-template-outline1" style:family="presentation">
      <style:graphic-properties draw:stroke="none" draw:fill="none">
        <text:list-style style:name="unbranded-designninja-presentation-template-outline1">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style:graphic-properties>
      <style:paragraph-properties fo:margin-top="0cm" fo:margin-bottom="0.5cm"/>
      <style:text-properties fo:color="#eeeff0" style:text-outline="false" style:text-line-through-style="none" fo:font-family="'Droid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outline2" style:family="presentation" style:parent-style-name="unbranded-designninja-presentation-template-outline1">
      <style:paragraph-properties fo:margin-left="0cm" fo:margin-right="0cm" fo:margin-top="0cm" fo:margin-bottom="0.4cm" fo:text-indent="0cm"/>
      <style:text-properties fo:font-family="'Droid Sans'" style:font-family-generic="swiss" style:font-pitch="variable" fo:font-size="28pt" style:font-size-asian="28pt" style:font-size-complex="28pt"/>
    </style:style>
    <style:style style:name="unbranded-designninja-presentation-template-outline3" style:family="presentation" style:parent-style-name="unbranded-designninja-presentation-template-outline2">
      <style:paragraph-properties fo:margin-top="0cm" fo:margin-bottom="0.3cm"/>
      <style:text-properties fo:font-family="'Droid Sans'" style:font-family-generic="swiss" style:font-pitch="variable" fo:font-size="24pt" style:font-size-asian="24pt" style:font-size-complex="24pt"/>
    </style:style>
    <style:style style:name="unbranded-designninja-presentation-template-outline4" style:family="presentation" style:parent-style-name="unbranded-designninja-presentation-template-outline3">
      <style:paragraph-properties fo:margin-top="0cm" fo:margin-bottom="0.2cm"/>
      <style:text-properties fo:font-family="'Droid Sans'" style:font-family-generic="swiss" style:font-pitch="variable" fo:font-size="20pt" style:font-size-asian="20pt" style:font-size-complex="20pt"/>
    </style:style>
    <style:style style:name="unbranded-designninja-presentation-template-outline5" style:family="presentation" style:parent-style-name="unbranded-designninja-presentation-template-outline4">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6" style:family="presentation" style:parent-style-name="unbranded-designninja-presentation-template-outline5">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7" style:family="presentation" style:parent-style-name="unbranded-designninja-presentation-template-outline6">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8" style:family="presentation" style:parent-style-name="unbranded-designninja-presentation-template-outline7">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9" style:family="presentation" style:parent-style-name="unbranded-designninja-presentation-template-outline8">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subtitle" style:family="presentation">
      <style:graphic-properties draw:stroke="none" draw:fill="none" draw:textarea-vertical-align="middle">
        <text:list-style style:name="unbranded-designninja-presentation-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fo:font-family="Comfortaa" style:font-style-name="Thin" style:font-pitch="variable" fo:font-size="4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title" style:family="presentation">
      <style:graphic-properties draw:stroke="none" draw:fill="none" draw:fill-image-width="0cm" draw:fill-image-height="0cm" draw:textarea-vertical-align="middle" fo:min-height="3.256cm">
        <text:list-style style:name="unbranded-designninja-presentation-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Comfortaa"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54pt" style:language-asian="zh" style:country-asian="CN" style:font-style-asian="normal" style:font-weight-asian="normal" style:font-family-complex="'Lohit Devanagari'"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omfortaa" style:font-pitch="variable" fo:font-size="72pt" fo:font-style="normal" fo:text-shadow="none" style:text-underline-style="none" fo:font-weight="normal" style:letter-kerning="true" style:font-family-asian="'DejaVu Sans'" style:font-family-generic-asian="system" style:font-pitch-asian="variable" style:font-size-asian="72pt" style:font-style-asian="normal" style:font-weight-asian="normal" style:font-family-complex="'DejaVu Sans'" style:font-family-generic-complex="system"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666666" draw:fill-image-name="background" draw:fill-image-width="0cm" draw:fill-image-height="0cm"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nbranded-designninja-presentation-template-backgroundobjects">
      <style:graphic-properties svg:stroke-width="0.076cm" svg:stroke-color="#999999" draw:marker-start-width="0.312cm" draw:marker-end-width="0.312cm" fo:padding-top="0.036cm" fo:padding-bottom="0.036cm" fo:padding-left="0.036cm" fo:padding-right="0.036cm"/>
    </style:style>
    <style:style style:name="Mpr2" style:family="presentation" style:parent-style-name="unbranded-designninja-presentation-template-backgroundobjects">
      <style:graphic-properties draw:stroke="none" draw:fill="none" draw:fill-color="#ffffff" draw:auto-grow-height="false" fo:min-height="1.397cm"/>
    </style:style>
    <style:style style:name="Mpr3" style:family="presentation" style:parent-style-name="unbranded-designninja-presentation-template-backgroundobjects">
      <style:graphic-properties draw:stroke="none" draw:fill="none" draw:fill-color="#ffffff" draw:textarea-vertical-align="bottom" draw:auto-grow-height="false" fo:min-height="1.397cm"/>
    </style:style>
    <style:style style:name="Mpr4" style:family="presentation" style:parent-style-name="Default-title">
      <style:graphic-properties draw:auto-grow-height="false" fo:min-height="3.507cm" fo:min-width="24.699cm"/>
    </style:style>
    <style:style style:name="Mpr5" style:family="presentation" style:parent-style-name="Default-backgroundobjects">
      <style:graphic-properties draw:stroke="none" draw:fill="none" draw:fill-color="#ffffff" draw:auto-grow-height="false" fo:min-height="1.449cm" fo:min-width="6.023cm"/>
    </style:style>
    <style:style style:name="Mpr6" style:family="presentation" style:parent-style-name="Default-backgroundobjects">
      <style:graphic-properties draw:stroke="none" draw:fill="none" draw:fill-color="#ffffff" draw:auto-grow-height="false" fo:min-height="1.449cm" fo:min-width="8.375cm"/>
    </style:style>
    <style:style style:name="Mpr7" style:family="presentation" style:parent-style-name="Default-backgroundobjects">
      <style:graphic-properties draw:stroke="none" draw:fill="none" draw:fill-color="#ffffff" draw:auto-grow-height="false" fo:min-height="1.397cm" fo:min-width="8.869cm"/>
    </style:style>
    <style:style style:name="Mpr8" style:family="presentation" style:parent-style-name="Defaul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5.047cm" svg:height="1.396cm" svg:x="2.161cm" svg:y="0cm" presentation:class="header">
        <draw:text-box>
          <text:p text:style-name="MP1"><text:span text:style-name="MT1"><presentation:header/></text:span></text:p>
        </draw:text-box>
      </draw:frame>
      <draw:frame draw:style-name="Mgr1" draw:text-style-name="MP2" draw:layer="backgroundobjects" svg:width="5.047cm" svg:height="1.396cm" svg:x="14.381cm" svg:y="0cm" presentation:class="date-time">
        <draw:text-box>
          <text:p text:style-name="MP2"><text:span text:style-name="MT1"><presentation:date-time/></text:span></text:p>
        </draw:text-box>
      </draw:frame>
      <draw:frame draw:style-name="Mgr2" draw:text-style-name="MP1" draw:layer="backgroundobjects" svg:width="5.047cm" svg:height="1.396cm" svg:x="2.161cm" svg:y="26.543cm" presentation:class="footer">
        <draw:text-box>
          <text:p text:style-name="MP1"><text:span text:style-name="MT1"><presentation:footer/></text:span></text:p>
        </draw:text-box>
      </draw:frame>
      <draw:frame draw:style-name="Mgr2" draw:text-style-name="MP2" draw:layer="backgroundobjects" svg:width="5.047cm" svg:height="1.396cm" svg:x="14.381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unbranded-designninja-presentation-template" style:page-layout-name="PM1" draw:style-name="Mdp1">
      <office:forms form:automatic-focus="false" form:apply-design-mode="false"/>
      <draw:frame presentation:style-name="unbranded-designninja-presentation-template-title" draw:layer="backgroundobjects" svg:width="25.199cm" svg:height="2.305cm" svg:x="1.471cm" svg:y="1.905cm" presentation:class="title" presentation:placeholder="true">
        <draw:text-box/>
      </draw:frame>
      <draw:frame presentation:style-name="unbranded-designninja-presentation-template-outline1" draw:layer="backgroundobjects" svg:width="25.199cm" svg:height="13.86cm" svg:x="1.4cm" svg:y="4.914cm" presentation:class="outline" presentation:placeholder="true">
        <draw:text-box/>
      </draw:frame>
      <draw:line presentation:style-name="Mpr1" draw:layer="backgroundobjects" svg:x1="1.558cm" svg:y1="3.91cm" svg:x2="26.652cm" svg:y2="3.91cm">
        <text:p/>
      </draw:line>
      <presentation:notes style:page-layout-name="PM0">
        <draw:page-thumbnail presentation:style-name="unbranded-designninja-presentation-template-title" draw:layer="backgroundobjects" svg:width="13.968cm" svg:height="10.476cm" svg:x="3.81cm" svg:y="2.123cm" presentation:class="page"/>
        <draw:frame presentation:style-name="unbranded-designninja-presentation-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Mpr4" draw:layer="backgroundobjects" svg:width="25.199cm" svg:height="3.175cm" svg:x="1.27cm" svg:y="8.89cm" presentation:class="title">
        <draw:text-box>
          <text:p>Click to edit the title text format</text:p>
        </draw:text-box>
      </draw:frame>
      <draw:frame presentation:style-name="Default-outline1" draw:layer="backgroundobjects" svg:width="25.199cm" svg:height="13.86cm" svg:x="1.4cm" svg:y="18.415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7-20T12:19:25</meta:creation-date>
    <meta:editing-duration>PT45H48M18S</meta:editing-duration>
    <meta:editing-cycles>12</meta:editing-cycles>
    <meta:generator>OpenOffice.org/3.2$Linux OpenOffice.org_project/320m12$Build-9483</meta:generator>
    <dc:title>unbranded-designninja-presentation-template</dc:title>
    <meta:initial-creator>liemily </meta:initial-creator>
    <dc:date>2010-08-25T14:24:31</dc:date>
    <dc:creator>jd </dc:creator>
    <meta:document-statistic meta:object-count="144"/>
    <meta:template xlink:type="simple" xlink:actuate="onRequest" xlink:title="fedora-designninja-presentation-template-rev2.otp" xlink:href="../Fedora-designninja-presentation-submission-1.otp" meta:date="2010-07-20T12:19:24"/>
  </office:meta>
</office:document-meta>
</file>